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="Arrow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106cm" svg:y1="2.836cm" svg:x2="4.106cm" svg:y2="10.456cm">
          <text:p text:style-name="P2"/>
        </draw:line>
        <draw:line draw:style-name="gr1" draw:text-style-name="P1" draw:layer="layout" svg:x1="12.996cm" svg:y1="10.456cm" svg:x2="4.106cm" svg:y2="10.456cm">
          <text:p text:style-name="P2"/>
        </draw:line>
        <draw:line draw:style-name="gr1" draw:text-style-name="P1" draw:layer="layout" svg:x1="9.186cm" svg:y1="7.281cm" svg:x2="4.106cm" svg:y2="10.456cm">
          <text:p text:style-name="P2"/>
        </draw:line>
        <draw:line draw:style-name="gr2" draw:text-style-name="P1" draw:layer="layout" svg:x1="4.106cm" svg:y1="8.551cm" svg:x2="9.186cm" svg:y2="5.376cm">
          <text:p text:style-name="P2"/>
        </draw:line>
        <draw:line draw:style-name="gr2" draw:text-style-name="P1" draw:layer="layout" svg:x1="11.726cm" svg:y1="8.551cm" svg:x2="4.106cm" svg:y2="8.551cm">
          <text:p text:style-name="P2"/>
        </draw:line>
        <draw:line draw:style-name="gr2" draw:text-style-name="P1" draw:layer="layout" svg:x1="16.806cm" svg:y1="5.376cm" svg:x2="9.186cm" svg:y2="5.376cm">
          <text:p text:style-name="P2"/>
        </draw:line>
        <draw:line draw:style-name="gr2" draw:text-style-name="P1" draw:layer="layout" svg:x1="16.806cm" svg:y1="5.376cm" svg:x2="9.186cm" svg:y2="5.376cm">
          <text:p text:style-name="P2"/>
        </draw:line>
        <draw:line draw:style-name="gr2" draw:text-style-name="P1" draw:layer="layout" svg:x1="16.806cm" svg:y1="5.376cm" svg:x2="11.726cm" svg:y2="8.551cm">
          <text:p text:style-name="P2"/>
        </draw:line>
        <draw:path draw:style-name="gr3" draw:text-style-name="P1" draw:layer="layout" svg:width="7.62cm" svg:height="3.102cm" svg:x="4.106cm" svg:y="5.376cm" svg:viewBox="0 0 7621 3103" svg:d="m0 0c3810 6985 7620 0 7620 0">
          <text:p text:style-name="P2"/>
        </draw:path>
        <draw:path draw:style-name="gr3" draw:text-style-name="P1" draw:layer="layout" svg:width="7.62cm" svg:height="3.102cm" svg:x="9.186cm" svg:y="2.274cm" svg:viewBox="0 0 7621 3103" svg:d="m0 0c3810 6985 7620 0 7620 0">
          <text:p text:style-name="P2"/>
        </draw:path>
        <draw:line draw:style-name="gr2" draw:text-style-name="P1" draw:layer="layout" svg:x1="4.106cm" svg:y1="5.376cm" svg:x2="9.186cm" svg:y2="2.201cm">
          <text:p text:style-name="P2"/>
        </draw:line>
        <draw:line draw:style-name="gr2" draw:text-style-name="P1" draw:layer="layout" svg:x1="11.726cm" svg:y1="5.376cm" svg:x2="16.806cm" svg:y2="2.201cm">
          <text:p text:style-name="P2"/>
        </draw:line>
        <draw:line draw:style-name="gr2" draw:text-style-name="P1" draw:layer="layout" svg:x1="14.68cm" svg:y1="4.741cm" svg:x2="9.6cm" svg:y2="7.916cm">
          <text:p text:style-name="P2"/>
        </draw:line>
        <draw:frame draw:style-name="gr4" draw:layer="layout" svg:width="2.229cm" svg:height="0.963cm" svg:x="9.821cm" svg:y="8.551cm">
          <draw:text-box>
            <text:p text:style-name="P2">SUSY</text:p>
          </draw:text-box>
        </draw:frame>
        <draw:frame draw:style-name="gr4" draw:layer="layout" svg:width="2.018cm" svg:height="0.963cm" svg:x="2.836cm" svg:y="2.201cm">
          <draw:text-box>
            <text:p text:style-name="P2">Mass</text:p>
          </draw:text-box>
        </draw:frame>
        <draw:frame draw:style-name="gr4" draw:layer="layout" svg:width="2.576cm" svg:height="0.963cm" svg:x="7.281cm" svg:y="11.091cm">
          <draw:text-box>
            <text:p text:style-name="P2">Charge</text:p>
          </draw:text-box>
        </draw:frame>
        <draw:frame draw:style-name="gr4" draw:layer="layout" svg:width="3.804cm" svg:height="0.963cm" svg:x="10.456cm" svg:y="2.836cm">
          <draw:text-box>
            <text:p text:style-name="P2">Extremality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Subhaneil Lahiri</meta:initial-creator>
    <meta:creation-date>2006-08-21T22:33:50</meta:creation-date>
    <dc:creator>Subhaneil Lahiri</dc:creator>
    <dc:date>2006-08-21T22:40:57</dc:date>
    <dc:language>en-US</dc:language>
    <meta:editing-cycles>2</meta:editing-cycles>
    <meta:editing-duration>PT7M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